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Titre1" style:family="paragraph">
      <style:text-properties fo:language="fr" fo:country="FR"/>
    </style:style>
    <style:style style:name="P5" style:parent-style-name="Titre1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6" style:parent-style-name="Titre2" style:family="paragraph">
      <style:text-properties fo:language="fr" fo:country="FR"/>
    </style:style>
    <style:style style:name="P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5.3333in"/>
        </style:tab-stops>
      </style:paragraph-properties>
      <style:text-properties style:font-name="Calibri Light" style:font-name-complex="Calibri Light" fo:language="fr" fo:country="FR"/>
    </style:style>
    <style:style style:name="P8" style:parent-style-name="Normal" style:family="paragraph">
      <style:text-properties style:font-name="Calibri Light" style:font-name-complex="Calibri Light"/>
    </style:style>
    <style:style style:name="P9" style:parent-style-name="Normal" style:family="paragraph">
      <style:text-properties style:font-name="Calibri Light" style:font-name-complex="Calibri Light" fo:language="fr" fo:country="FR"/>
    </style:style>
    <style:style style:name="P10" style:parent-style-name="Normal" style:family="paragraph">
      <style:text-properties style:font-name="Calibri Light" style:font-name-complex="Calibri Light" fo:language="fr" fo:country="FR"/>
    </style:style>
    <style:style style:name="P11" style:parent-style-name="Normal" style:family="paragraph">
      <style:text-properties style:font-name="Calibri Light" style:font-name-complex="Calibri Light" fo:language="fr" fo:country="FR"/>
    </style:style>
    <style:style style:name="P12" style:parent-style-name="Normal" style:family="paragraph">
      <style:text-properties style:font-name="Calibri Light" style:font-name-complex="Calibri Light" fo:language="fr" fo:country="FR"/>
    </style:style>
    <style:style style:name="P13" style:parent-style-name="Titre2" style:family="paragraph">
      <style:text-properties fo:language="fr" fo:country="FR"/>
    </style:style>
    <style:style style:name="P14" style:parent-style-name="Normal" style:family="paragraph">
      <style:text-properties style:font-name="Calibri Light" style:font-name-complex="Calibri Light" fo:language="fr" fo:country="FR"/>
    </style:style>
    <style:style style:name="P15" style:parent-style-name="Normal" style:family="paragraph">
      <style:text-properties style:font-name="Calibri Light" style:font-name-complex="Calibri Light" fo:language="fr" fo:country="FR"/>
    </style:style>
    <style:style style:name="P16" style:parent-style-name="Normal" style:family="paragraph">
      <style:text-properties style:font-name="Calibri Light" style:font-name-complex="Calibri Light"/>
    </style:style>
    <style:style style:name="P17" style:parent-style-name="Normal" style:family="paragraph">
      <style:text-properties style:font-name="Calibri Light" style:font-name-complex="Calibri Light"/>
    </style:style>
    <style:style style:name="P18" style:parent-style-name="Titre1" style:family="paragraph">
      <style:text-properties fo:language="fr" fo:country="FR"/>
    </style:style>
    <style:style style:name="P19" style:parent-style-name="Titre2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Titre2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Titre2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Titre2" style:family="paragraph"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</office:automatic-styles>
  <office:body>
    <office:text text:use-soft-page-breaks="true">
      <text:p text:style-name="P1">Types de données et leurs tailles :</text:p>
      <text:p text:style-name="P2"/>
      <text:p text:style-name="P3"/>
      <text:h text:style-name="P4" text:outline-level="1"/>
      <text:h text:style-name="P5" text:outline-level="1">Représentation des nombres</text:h>
      <text:h text:style-name="P6" text:outline-level="2">Question 1:</text:h>
      <text:p text:style-name="P7">Short Short integer = 8 bits<text:tab/>range= -2^7 à 2^^7-1<text:tab/></text:p>
      <text:p text:style-name="P8">Short integer= 16 bits <text:s/><text:tab/><text:tab/>range= -2^15 à 2^15-1</text:p>
      <text:p text:style-name="P9">Interger= 32 bits<text:s/><text:tab/><text:tab/>range= -2^31 à 2^31-1</text:p>
      <text:p text:style-name="P10">Long_Interger= 32 bits<text:tab/><text:tab/>range= -2^32 à 2^31-1</text:p>
      <text:p text:style-name="P11">Long_Long_Integer= 64 bits<text:tab/>range= -2^63 à 2^63-1</text:p>
      <text:p text:style-name="P12"/>
      <text:h text:style-name="P13" text:outline-level="2">Question 2 :</text:h>
      <text:p text:style-name="P14">Il y a donc 8 bits d’intervalle entre chaque opérant<text:s/></text:p>
      <text:p text:style-name="P15"/>
      <text:h text:style-name="Titre2" text:outline-level="2">Question 3:<text:s/></text:h>
      <text:p text:style-name="P16">Long float = 53 bits Float= 24 bits Long long float = 64 bits short float =<text:s/>24 bits</text:p>
      <text:p text:style-name="P17"/>
      <text:h text:style-name="P18" text:outline-level="1">Votre banquier vous veut du bien :<text:s/></text:h>
      <text:h text:style-name="P19" text:outline-level="2">Question 1 :</text:h>
      <text:p text:style-name="P20">On se rends compte que le banquier ne nous veut pas du bien, notre compte ne gagne pas d’argent.</text:p>
      <text:h text:style-name="P21" text:outline-level="2">Question 2 :</text:h>
      <text:p text:style-name="P22">Avec un nombre en virgule, rien ne<text:s/>se<text:s/>passe il continue de nous avoir.</text:p>
      <text:h text:style-name="P23" text:outline-level="2">Question 3 :</text:h>
      <text:p text:style-name="P24">Avec<text:s/>1 centième de plus<text:s/>les résultats passent au négatif.</text:p>
      <text:h text:style-name="P25" text:outline-level="2">Quentin 4 :</text:h>
      <text:p text:style-name="P26">Avec 2 aux centièmes, les résultats redeviennent négatifs mais prennent des valeurs folles.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Couturier</meta:initial-creator>
    <dc:creator>Quentin Couturier</dc:creator>
    <meta:creation-date>2021-12-03T09:56:00Z</meta:creation-date>
    <dc:date>2021-12-05T18:43:00Z</dc:date>
    <meta:template xlink:href="Normal" xlink:type="simple"/>
    <meta:editing-cycles>10</meta:editing-cycles>
    <meta:editing-duration>PT17340S</meta:editing-duration>
    <meta:document-statistic meta:page-count="1" meta:paragraph-count="1" meta:word-count="132" meta:character-count="886" meta:row-count="6" meta:non-whitespace-character-count="755"/>
  </office:meta>
</office:document-meta>
</file>